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33.4mm" svg:height="167.06mm" svg:x="98.21mm" svg:y="5.57mm">
            <draw:object draw:notify-on-update-of-ranges="Tabelle1.A2:Tabelle1.A19 Tabelle1.C1:Tabelle1.C1 Tabelle1.C2:Tabelle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3.66mm" svg:height="181.91mm" svg:x="107.69mm" svg:y="179.73mm">
            <draw:object draw:notify-on-update-of-ranges="Tabelle1.B1:Tabelle1.B1 Tabelle1.B2:Tabelle1.B19 Tabelle1.C1:Tabelle1.C1 Tabelle1.C2:Tabelle1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triebspannung in V</text:p>
          </table:table-cell>
          <table:table-cell office:value-type="string" calcext:value-type="string">
            <text:p>Strom in mA</text:p>
          </table:table-cell>
          <table:table-cell office:value-type="string" calcext:value-type="string">
            <text:p>Leistung in mW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]*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[.A4]*[.B4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.32</text:p>
          </table:table-cell>
          <table:table-cell table:formula="of:=[.A5]*[.B5]"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table:formula="of:=[.A6]*[.B6]"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.25</text:p>
          </table:table-cell>
          <table:table-cell table:formula="of:=[.A7]*[.B7]"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1" calcext:value-type="float">
            <text:p>3.51</text:p>
          </table:table-cell>
          <table:table-cell table:formula="of:=[.A8]*[.B8]" office:value-type="float" office:value="21.06" calcext:value-type="float">
            <text:p>21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2" calcext:value-type="float">
            <text:p>5.22</text:p>
          </table:table-cell>
          <table:table-cell table:formula="of:=[.A9]*[.B9]" office:value-type="float" office:value="36.54" calcext:value-type="float">
            <text:p>36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2" calcext:value-type="float">
            <text:p>7.02</text:p>
          </table:table-cell>
          <table:table-cell table:formula="of:=[.A10]*[.B10]" office:value-type="float" office:value="56.16" calcext:value-type="float">
            <text:p>56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table:formula="of:=[.A11]*[.B11]" office:value-type="float" office:value="81.9" calcext:value-type="float">
            <text:p>81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 table:formula="of:=[.A12]*[.B1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 table:formula="of:=[.A13]*[.B13]" office:value-type="float" office:value="148.5" calcext:value-type="float">
            <text:p>148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formula="of:=[.A14]*[.B14]" office:value-type="float" office:value="187.2" calcext:value-type="float">
            <text:p>187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9" calcext:value-type="float">
            <text:p>17.9</text:p>
          </table:table-cell>
          <table:table-cell table:formula="of:=[.A15]*[.B15]" office:value-type="float" office:value="232.7" calcext:value-type="float">
            <text:p>232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8" calcext:value-type="float">
            <text:p>20.8</text:p>
          </table:table-cell>
          <table:table-cell table:formula="of:=[.A16]*[.B16]" office:value-type="float" office:value="291.2" calcext:value-type="float">
            <text:p>291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3" calcext:value-type="float">
            <text:p>23.3</text:p>
          </table:table-cell>
          <table:table-cell table:formula="of:=[.A17]*[.B17]" office:value-type="float" office:value="349.5" calcext:value-type="float">
            <text:p>34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.5</text:p>
          </table:table-cell>
          <table:table-cell table:formula="of:=[.A18]*[.B18]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6" calcext:value-type="float">
            <text:p>27.6</text:p>
          </table:table-cell>
          <table:table-cell table:formula="of:=[.A19]*[.B19]" office:value-type="float" office:value="469.2" calcext:value-type="float">
            <text:p>469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0:39:30.5422321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4:32:51.506221264</meta:creation-date>
    <meta:generator>LibreOffice/6.0.7.3$Linux_X86_64 LibreOffice_project/00m0$Build-3</meta:generator>
    <dc:date>2022-06-17T10:41:42.164517672</dc:date>
    <meta:editing-duration>PT12M8S</meta:editing-duration>
    <meta:editing-cycles>3</meta:editing-cycles>
    <meta:document-statistic meta:table-count="1" meta:cell-count="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341cm" svg:height="16.707cm" xlink:href=".." xlink:type="simple" chart:class="chart:scatter" chart:style-name="ch1">
        <chart:plot-area chart:style-name="ch2" table:cell-range-address="Tabelle1.A2:Tabelle1.A19 Tabelle1.C1:Tabelle1.C19" chart:data-source-has-labels="row" svg:x="1.677cm" svg:y="0.334cm" svg:width="30.998cm" svg:height="15.058cm">
          <chartooo:coordinate-region svg:x="2.484cm" svg:y="0.533cm" svg:width="30.005cm" svg:height="14.212cm"/>
          <chart:axis chart:dimension="x" chart:name="primary-x" chart:style-name="ch3">
            <chart:title svg:x="15.478cm" svg:y="15.726cm" chart:style-name="ch4">
              <text:p>Betriebsspannung in V</text:p>
            </chart:title>
            <chart:grid chart:style-name="ch5" chart:class="major"/>
          </chart:axis>
          <chart:axis chart:dimension="y" chart:name="primary-y" chart:style-name="ch6">
            <chart:title svg:x="0.451cm" svg:y="9.032cm" chart:style-name="ch7">
              <text:p>Leistung in mW</text:p>
            </chart:title>
            <chart:grid chart:style-name="ch5" chart:class="major"/>
          </chart:axis>
          <chart:series chart:style-name="ch8" chart:values-cell-range-address="Tabelle1.C2:Tabelle1.C19" chart:label-cell-address="Tabelle1.C1:Tabelle1.C1" chart:class="chart:scatter">
            <chart:domain table:cell-range-address="Tabelle1.A2:Tabelle1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istung in mW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19</svg:desc>
                </draw:g>
              </table:table-cell>
              <table:table-cell office:value-type="float" office:value="0">
                <text:p>0</text:p>
                <draw:g>
                  <svg:desc>Tabelle1.C2:Tabelle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69.2">
                <text:p>46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67cm" svg:height="18.192cm" xlink:href=".." xlink:type="simple" chart:class="chart:scatter" chart:style-name="ch1">
        <chart:plot-area chart:style-name="ch2" table:cell-range-address="Tabelle1.B1:Tabelle1.C19" chart:data-source-has-labels="row" svg:x="1.658cm" svg:y="0.363cm" svg:width="30.062cm" svg:height="16.485cm">
          <chartooo:coordinate-region svg:x="2.465cm" svg:y="0.563cm" svg:width="29.068cm" svg:height="15.638cm"/>
          <chart:axis chart:dimension="x" chart:name="primary-x" chart:style-name="ch3">
            <chart:title svg:x="15.759cm" svg:y="17.211cm" chart:style-name="ch4">
              <text:p>Strom in mA</text:p>
            </chart:title>
          </chart:axis>
          <chart:axis chart:dimension="y" chart:name="primary-y" chart:style-name="ch3">
            <chart:title svg:x="0.451cm" svg:y="9.774cm" chart:style-name="ch5">
              <text:p>Leistung in mW</text:p>
            </chart:title>
            <chart:grid chart:style-name="ch6" chart:class="major"/>
          </chart:axis>
          <chart:series chart:style-name="ch7" chart:values-cell-range-address="Tabelle1.C2:Tabelle1.C19" chart:label-cell-address="Tabelle1.C1:Tabelle1.C1" chart:class="chart:scatter">
            <chart:domain table:cell-range-address="Tabelle1.B2:Tabelle1.B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istung in mW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B2:Tabelle1.B19</svg:desc>
                </draw:g>
              </table:table-cell>
              <table:table-cell office:value-type="float" office:value="0">
                <text:p>0</text:p>
                <draw:g>
                  <svg:desc>Tabelle1.C2:Tabelle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">
                <text:p>1.09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5">
                <text:p>2.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1">
                <text:p>3.51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22">
                <text:p>5.22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02">
                <text:p>7.02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5">
                <text:p>13.5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">
                <text:p>15.6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9">
                <text:p>17.9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8">
                <text:p>20.8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3">
                <text:p>23.3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5">
                <text:p>25.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6">
                <text:p>27.6</text:p>
              </table:table-cell>
              <table:table-cell office:value-type="float" office:value="469.2">
                <text:p>469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